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d0c" officeooo:paragraph-rsid="000ecd0c"/>
    </style:style>
    <style:style style:name="P2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officeooo:rsid="000ecd0c" officeooo:paragraph-rsid="000ecd0c" fo:background-color="#ffff00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0ad14" officeooo:paragraph-rsid="0010ad1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0ad14" officeooo:paragraph-rsid="0010ad14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cd0c" officeooo:paragraph-rsid="000ecd0c" fo:background-color="#ffff00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0f5b6" officeooo:paragraph-rsid="0010f5b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0f5b6" officeooo:paragraph-rsid="0010f5b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21039" officeooo:paragraph-rsid="00121039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38800" officeooo:paragraph-rsid="00138800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0f5b6" officeooo:paragraph-rsid="0010f5b6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officeooo:rsid="00138800" officeooo:paragraph-rsid="00138800" style:font-size-asian="12.25pt" style:font-size-complex="14pt"/>
    </style:style>
    <style:style style:name="P12" style:family="paragraph" style:parent-style-name="Standard">
      <style:text-properties officeooo:rsid="0010f5b6" officeooo:paragraph-rsid="0010f5b6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10f5b6" officeooo:paragraph-rsid="0010f5b6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0f5b6" officeooo:paragraph-rsid="0010f5b6" style:font-size-asian="40pt" style:font-size-complex="40pt"/>
    </style:style>
    <style:style style:name="P15" style:family="paragraph" style:parent-style-name="Heading_20_2">
      <style:paragraph-properties fo:text-align="start" style:justify-single-word="false"/>
      <style:text-properties fo:font-size="13pt" officeooo:rsid="0010ad14" officeooo:paragraph-rsid="0010ad14" style:font-size-asian="11.3500003814697pt" style:font-size-complex="13pt"/>
    </style:style>
    <style:style style:name="P16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officeooo:rsid="0010f5b6" officeooo:paragraph-rsid="0010f5b6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officeooo:rsid="0010f5b6" officeooo:paragraph-rsid="0010f5b6" style:font-size-asian="12.25pt" style:font-size-complex="14pt"/>
    </style:style>
    <style:style style:name="P18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officeooo:rsid="00121039" officeooo:paragraph-rsid="00121039" style:font-size-asian="12.25pt" style:font-size-complex="14pt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i2p</text:p>
      <text:p text:style-name="P2"/>
      <text:p text:style-name="P5"/>
      <text:p text:style-name="P3"><text:a xlink:type="simple" xlink:href="https://geti2p.net/en/download/debian" text:style-name="Internet_20_link" text:visited-style-name="Visited_20_Internet_20_Link">https://geti2p.net/en/download/debian</text:a></text:p>
      <text:p text:style-name="P3"/>
      <text:h text:style-name="P15" text:outline-level="2"><text:bookmark text:name="Post-install_work"/>Post-install work</text:h>
      <text:p text:style-name="Text_20_body">Using these I2P packages the I2P router can be started in the following three ways: </text:p>
      <text:list xml:id="list823100105804955570" text:style-name="L1">
        <text:list-item>
          <text:p text:style-name="P22">"on demand" using the i2prouter script. Simply run "<text:span text:style-name="Source_20_Text">i2prouter start</text:span>" from a command prompt. (Note: Do <text:span text:style-name="Strong_20_Emphasis"><text:span text:style-name="T1">not</text:span></text:span> use sudo or run it as root!) </text:p>
        </text:list-item>
        <text:list-item>
          <text:p text:style-name="P22">"on demand" without the <text:a xlink:type="simple" xlink:href="http://wrapper.tanukisoftware.com/" text:style-name="Internet_20_link" text:visited-style-name="Visited_20_Internet_20_Link">java service wrapper</text:a> (needed on non-Linux/non-x86 systems) by running "<text:span text:style-name="Source_20_Text">i2prouter-nowrapper</text:span>". (Note: Do <text:span text:style-name="Strong_20_Emphasis"><text:span text:style-name="T1">not</text:span></text:span> use sudo or run it as root!) </text:p>
        </text:list-item>
        <text:list-item>
          <text:p text:style-name="P19">as a service that automatically runs when your system boots, even before logging in. The service can be enabled with "<text:span text:style-name="Source_20_Text">dpkg-reconfigure i2p</text:span>" as root or using sudo. This is the recommended means of operation. </text:p>
        </text:list-item>
      </text:list>
      <text:p text:style-name="Text_20_body">When installing for the first time, please remember to <text:span text:style-name="T2">adjust your NAT/firewall</text:span> if you can. The ports to forward can be found on the <text:a xlink:type="simple" xlink:href="http://127.0.0.1:7657/confignet" text:style-name="Internet_20_link" text:visited-style-name="Visited_20_Internet_20_Link">network configuration page</text:a> in the router console. If guidance with respect to forwarding ports is needed, you may find <text:a xlink:type="simple" xlink:href="http://portforward.com/" text:style-name="Internet_20_link" text:visited-style-name="Visited_20_Internet_20_Link">portforward.com</text:a> to be helpful.</text:p>
      <text:p text:style-name="Text_20_body">Please review and <text:span text:style-name="T2">adjust the bandwidth settings</text:span> on the <text:a xlink:type="simple" xlink:href="http://127.0.0.1:7657/config.jsp" text:style-name="Internet_20_link" text:visited-style-name="Visited_20_Internet_20_Link">configuration page</text:a>, as the default settings of 96 KB/s down / 40 KB/s up are fairly conservative.</text:p>
      <text:p text:style-name="Text_20_body">If you want to reach eepsites via your browser, have a look on the <text:a xlink:type="simple" xlink:href="https://geti2p.net/en/about/browser-config" text:style-name="Internet_20_link" text:visited-style-name="Visited_20_Internet_20_Link">browser proxy setup</text:a> page for an easy howto.</text:p>
      <text:p text:style-name="P4"/>
      <text:p text:style-name="P4"/>
      <text:p text:style-name="P13">I2P network configuration</text:p>
      <text:p text:style-name="P10"/>
      <text:p text:style-name="P10"/>
      <text:p text:style-name="P12">http://127.0.0.1:7657/confignet</text:p>
      <text:p text:style-name="P1"/>
      <text:p text:style-name="P13"><text:soft-page-break/>Ubuntu PC Desktop firewall</text:p>
      <text:p text:style-name="P6"/>
      <text:p text:style-name="P6"/>
      <text:p text:style-name="P6"><text:a xlink:type="simple" xlink:href="https://help.ubuntu.com/stable/ubuntu-help/net-firewall-on-off.html" text:style-name="Internet_20_link" text:visited-style-name="Visited_20_Internet_20_Link">https://help.ubuntu.com/stable/ubuntu-help/net-firewall-on-off.html</text:a></text:p>
      <text:p text:style-name="P6"/>
      <text:h text:style-name="P16" text:outline-level="1">Enable or block firewall access</text:h>
      <text:p text:style-name="Text_20_body">Your system should be equipped with a firewall that allows it to block programs from being accessed by other people on the internet or your network. This helps to keep your computer secure.</text:p>
      <text:p text:style-name="Text_20_body">Many applications can use your network connection. For instance, you can share files or let someone view your desktop remotely when connected to a network. Depending on how your computer is set up, you may need to adjust the firewall to allow these services to work as intended.</text:p>
      <text:p text:style-name="Text_20_body">Each program that provides network services uses a specific network port. To enable other computers on the network to access a service, you may need to “open” its assigned port on the firewall:</text:p>
      <text:list xml:id="list4096649909439267403" text:style-name="L2">
        <text:list-item>
          <text:p text:style-name="P20">Go to Activities in the top left corner of the screen and start your firewall application. You may need to install a firewall manager yourself if you can’t find one (for example, Firestarter or GUFW).</text:p>
        </text:list-item>
        <text:list-item>
          <text:p text:style-name="P20">Open or disable the port for your network service, depending on whether you want people to be able to access it or not. Which port you need to change will <text:a xlink:type="simple" xlink:href="https://help.ubuntu.com/stable/ubuntu-help/net-firewall-ports.html" text:style-name="Internet_20_link" text:visited-style-name="Visited_20_Internet_20_Link">depend on the service</text:a>.</text:p>
        </text:list-item>
        <text:list-item>
          <text:p text:style-name="P20">Save or apply the changes, following any additional instructions given by the firewall tool.</text:p>
        </text:list-item>
      </text:list>
      <text:p text:style-name="P6"/>
      <text:p text:style-name="P14">Staying safe on the internet</text:p>
      <text:p text:style-name="P7"/>
      <text:p text:style-name="P8">https://help.ubuntu.com/stable/ubuntu-help/net-security.html</text:p>
      <text:p text:style-name="P7"/>
      <text:h text:style-name="P17" text:outline-level="1">Enable or block firewall access</text:h>
      <text:p text:style-name="P8"><text:a xlink:type="simple" xlink:href="https://help.ubuntu.com/stable/ubuntu-help/net-firewall-on-off.html" text:style-name="Internet_20_link" text:visited-style-name="Visited_20_Internet_20_Link">https://help.ubuntu.com/stable/ubuntu-help/net-firewall-on-off.html</text:a></text:p>
      <text:p text:style-name="P8"/>
      <text:h text:style-name="P18" text:outline-level="1">Enable or block firewall access</text:h>
      <text:p text:style-name="Text_20_body">Your system should be equipped with a firewall that allows it to block programs from being accessed by other people on the internet or your network. This helps to keep your computer secure.</text:p>
      <text:p text:style-name="Text_20_body"><text:soft-page-break/>Many applications can use your network connection. For instance, you can share files or let someone view your desktop remotely when connected to a network. Depending on how your computer is set up, you may need to adjust the firewall to allow these services to work as intended.</text:p>
      <text:p text:style-name="Text_20_body">Each program that provides network services uses a specific network port. To enable other computers on the network to access a service, you may need to “open” its assigned port on the firewall:</text:p>
      <text:list xml:id="list3315543425913824099" text:style-name="L3">
        <text:list-item>
          <text:p text:style-name="P21">Go to Activities in the top left corner of the screen and start your firewall application. You may need to install a firewall manager yourself if you can’t find one (for example, Firestarter or GUFW).</text:p>
        </text:list-item>
        <text:list-item>
          <text:p text:style-name="P21">Open or disable the port for your network service, depending on whether you want people to be able to access it or not. Which port you need to change will <text:a xlink:type="simple" xlink:href="https://help.ubuntu.com/stable/ubuntu-help/net-firewall-ports.html" text:style-name="Internet_20_link" text:visited-style-name="Visited_20_Internet_20_Link">depend on the service</text:a>.</text:p>
        </text:list-item>
        <text:list-item>
          <text:p text:style-name="P21">Save or apply the changes, following any additional instructions given by the firewall tool.</text:p>
        </text:list-item>
      </text:list>
      <text:p text:style-name="P8"/>
      <text:p text:style-name="P8">WTF Firewall</text:p>
      <text:p text:style-name="P8"/>
      <text:p text:style-name="P8"><text:a xlink:type="simple" xlink:href="https://www.howtogeek.com/115116/how-to-configure-ubuntus-built-in-firewall/" text:style-name="Internet_20_link" text:visited-style-name="Visited_20_Internet_20_Link">https://www.howtogeek.com/115116/how-to-configure-ubuntus-built-in-firewall/</text:a></text:p>
      <text:p text:style-name="P9"/>
      <text:p text:style-name="P9"><text:a xlink:type="simple" xlink:href="https://help.ubuntu.com/community/UFW" text:style-name="Internet_20_link" text:visited-style-name="Visited_20_Internet_20_Link">https://help.ubuntu.com/community/UFW</text:a></text:p>
      <text:p text:style-name="P9"/>
      <text:p text:style-name="P11">-then-</text:p>
      <text:p text:style-name="P8"/>
      <text:p text:style-name="P8"/>
      <text:p text:style-name="P8"><text:a xlink:type="simple" xlink:href="https://help.ubuntu.com/community/Gufw" text:style-name="Internet_20_link" text:visited-style-name="Visited_20_Internet_20_Link">https://help.ubuntu.com/community/Gufw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35:46.765668943</meta:creation-date>
    <dc:date>2017-11-10T23:39:33.863455703</dc:date>
    <meta:editing-duration>PT2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638" meta:character-count="4037" meta:non-whitespace-character-count="3441"/>
  </office:meta>
</office:document-meta>
</file>